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vNull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vNull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vNull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vNull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vNul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ckitoRunnerBreaksWhenNoTestMethodsTest.ensure_the_test_runner_brea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lassWithoutTestMethod.notA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